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"Enhance your skills and unlock exciting career opportunities with our comprehensive web development online courses. Whether you're a beginner looking to enter the world of web development or an experienced professional seeking to expand your knowledge, our courses offer a flexible and accessible learning experience.</text:p>
      <text:p text:style-name="P1">Our web development curriculum is carefully designed to provide you with a solid foundation in HTML, CSS, JavaScript, and other essential technologies. From creating stunning and responsive websites to building dynamic web applications, our courses cover a wide range of topics to ensure you gain the necessary expertise to succeed in the industry.</text:p>
      <text:p text:style-name="P1">With our online learning platform, you have the freedom to learn at your own pace, from anywhere in the world. Our interactive lessons, practical exercises, and hands-on projects will help you apply what you learn and develop real-world web development skills. You'll also have access to a supportive community of fellow learners and experienced instructors who are passionate about helping you succeed.</text:p>
      <text:p text:style-name="P1">Throughout the courses, you'll work on exciting projects that mimic real-world scenarios, allowing you to showcase your abilities and build a professional portfolio. Our courses also cover industry best practices, responsive design principles, and frameworks like React and Angular, empowering you to create modern, user-friendly web experiences.</text:p>
      <text:p text:style-name="P1">Upon completion of our web development online courses, you'll have the confidence and skills to pursue a variety of career paths, such as front-end developer, full-stack developer, or web application developer. Whether you're looking to advance your current career or start a new one, our courses provide the knowledge and support you need to thrive in the ever-evolving field of web development.</text:p>
      <text:p text:style-name="P1">Don't miss out on the opportunity to become a proficient web developer. Enroll in our web development online courses today and take the first step towards an exciting and rewarding career in the digital world."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30T01:52:11.186570696</meta:creation-date>
    <dc:date>2023-06-30T01:53:30.896372048</dc:date>
    <meta:editing-duration>PT1M20S</meta:editing-duration>
    <meta:editing-cycles>1</meta:editing-cycles>
    <meta:document-statistic meta:table-count="0" meta:image-count="0" meta:object-count="0" meta:page-count="1" meta:paragraph-count="6" meta:word-count="304" meta:character-count="2021" meta:non-whitespace-character-count="1723"/>
    <meta:generator>LibreOffice/6.4.7.2$Linux_X86_64 LibreOffice_project/40$Build-2</meta:generator>
  </office:meta>
</office:document-meta>
</file>